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middle" draw:auto-grow-height="false" fo:min-height="0.75cm" fo:min-width="8.7cm"/>
    </style:style>
    <style:style style:name="gr2" style:family="graphic" style:parent-style-name="standard">
      <style:graphic-properties draw:fill-color="#6666ff" draw:textarea-horizontal-align="justify" draw:textarea-vertical-align="middle" draw:auto-grow-height="false" fo:min-height="0.75cm" fo:min-width="2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5cm" fo:min-width="1.83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99ff66" draw:textarea-horizontal-align="justify" draw:textarea-vertical-align="middle" draw:auto-grow-height="false" fo:min-height="0.316cm" fo:min-width="0.42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0.316cm" fo:min-width="0.42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_32__20_Dots_20_1_20_Dash" svg:stroke-color="#ff3333" draw:marker-end="Arrow" draw:marker-end-width="0.3cm" draw:fill="none" draw:textarea-vertical-align="middle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0.316cm" fo:min-width="0.42cm"/>
    </style:style>
    <style:style style:name="gr11" style:family="graphic" style:parent-style-name="standard">
      <style:graphic-properties draw:fill-color="#6666ff" draw:textarea-horizontal-align="justify" draw:textarea-vertical-align="middle" draw:auto-grow-height="false" fo:min-height="0.316cm" fo:min-width="0.42cm"/>
    </style:style>
    <style:style style:name="gr12" style:family="graphic" style:parent-style-name="objectwithoutfill">
      <style:graphic-properties svg:stroke-color="#33ff99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6666ff"/>
      <style:paragraph-properties fo:text-align="center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/>
    </style:style>
    <style:style style:name="P7" style:family="paragraph">
      <loext:graphic-properties draw:fill-color="#ffff99"/>
      <style:paragraph-properties fo:text-align="center"/>
    </style:style>
    <style:style style:name="T1" style:family="text">
      <style:text-properties fo:color="#6666ff" fo:font-size="18pt" fo:font-weight="bold" style:font-size-asian="18pt" style:font-size-complex="18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9.2cm" svg:height="1cm" svg:x="1.7cm" svg:y="3.7cm">
          <text:p text:style-name="P1">CGACTCTTC<text:span text:style-name="T1">?</text:span>AGTGCCTGC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2.5cm" svg:height="1cm" svg:x="7.3cm" svg:y="5.2cm">
          <text:p text:style-name="P3"><text:span text:style-name="T2">ACG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2.333cm" svg:height="1cm" svg:x="7.467cm" svg:y="6.7cm">
          <text:p text:style-name="P3"><text:span text:style-name="T2">TGT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6.3cm" svg:y1="4.7cm" svg:x2="7.3cm" svg:y2="5.7cm" draw:start-shape="id1" draw:start-glue-point="2" draw:end-shape="id2" draw:end-glue-point="3" svg:d="M6300 4700v1000h1000" svg:viewBox="0 0 1001 1001">
          <text:p/>
        </draw:connector>
        <draw:connector draw:style-name="gr4" draw:text-style-name="P5" draw:layer="layout" svg:x1="6.3cm" svg:y1="4.7cm" svg:x2="7.467cm" svg:y2="7.2cm" draw:start-shape="id1" draw:start-glue-point="2" draw:end-shape="id3" draw:end-glue-point="3" svg:d="M6300 4700v2500h1167" svg:viewBox="0 0 1168 2501">
          <text:p/>
        </draw:connector>
      </draw:page>
      <draw:page draw:name="page2" draw:style-name="dp1" draw:master-page-name="Výchozí">
        <draw:custom-shape draw:style-name="gr5" draw:text-style-name="P2" xml:id="id4" draw:id="id4" draw:layer="layout" svg:width="1.3cm" svg:height="0.8cm" svg:x="5.4cm" svg:y="2.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1.3cm" svg:height="0.8cm" svg:x="5.401cm" svg:y="4.6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7" draw:id="id7" draw:layer="layout" svg:width="1.3cm" svg:height="0.8cm" svg:x="5.401cm" svg:y="6.2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1.3cm" svg:height="0.8cm" svg:x="5.401cm" svg:y="8.30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5" draw:id="id5" draw:layer="layout" svg:width="1.3cm" svg:height="0.8cm" svg:x="3.601cm" svg:y="3.701cm">
          <text:p text:style-name="P3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8" draw:id="id8" draw:layer="layout" svg:width="1.3cm" svg:height="0.8cm" svg:x="7.401cm" svg:y="7.201cm">
          <text:p text:style-name="P3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5.4cm" svg:y1="3cm" svg:x2="4.251cm" svg:y2="3.701cm" draw:start-shape="id4" draw:start-glue-point="6" draw:end-shape="id5" draw:end-glue-point="4" svg:d="M5400 3000c-766 0-1149 233-1149 701" svg:viewBox="0 0 1150 702">
          <text:p/>
        </draw:connector>
        <draw:connector draw:style-name="gr7" draw:text-style-name="P5" draw:layer="layout" draw:type="curve" svg:x1="4.251cm" svg:y1="4.501cm" svg:x2="5.401cm" svg:y2="5.001cm" draw:start-shape="id5" draw:start-glue-point="8" draw:end-shape="id6" draw:end-glue-point="6" svg:d="M4251 4501c0 334 383 500 1150 500" svg:viewBox="0 0 1151 501">
          <text:p/>
        </draw:connector>
        <draw:connector draw:style-name="gr7" draw:text-style-name="P5" draw:layer="layout" draw:type="curve" svg:x1="6.701cm" svg:y1="6.601cm" svg:x2="8.051cm" svg:y2="7.201cm" draw:start-shape="id7" draw:start-glue-point="10" draw:end-shape="id8" draw:end-glue-point="4" svg:d="M6701 6601c900 0 1350 200 1350 600" svg:viewBox="0 0 1351 601">
          <text:p/>
        </draw:connector>
        <draw:connector draw:style-name="gr7" draw:text-style-name="P5" draw:layer="layout" draw:type="curve" svg:x1="8.051cm" svg:y1="8.001cm" svg:x2="6.701cm" svg:y2="8.701cm" draw:start-shape="id8" draw:start-glue-point="8" draw:end-shape="id9" draw:end-glue-point="10" svg:d="M8051 8001c0 467-450 700-1350 700" svg:viewBox="0 0 1351 701">
          <text:p/>
        </draw:connector>
        <draw:connector draw:style-name="gr8" draw:text-style-name="P5" draw:layer="layout" draw:type="curve" svg:x1="6.05cm" svg:y1="3.4cm" svg:x2="6.051cm" svg:y2="4.601cm" draw:start-shape="id4" draw:start-glue-point="8" draw:end-shape="id6" draw:end-glue-point="4" svg:d="M6050 3400c0 901 1 301 1 1201" svg:viewBox="0 0 2 1202">
          <text:p/>
        </draw:connector>
        <draw:connector draw:style-name="gr8" draw:text-style-name="P5" draw:layer="layout" draw:type="curve" svg:x1="6.051cm" svg:y1="7.001cm" svg:x2="6.051cm" svg:y2="8.301cm" draw:start-shape="id7" draw:start-glue-point="8" draw:end-shape="id9" draw:end-glue-point="4" svg:d="M6051 7001v1300" svg:viewBox="0 0 1 1301">
          <text:p/>
        </draw:connector>
        <draw:connector draw:style-name="gr8" draw:text-style-name="P5" draw:layer="layout" draw:type="curve" svg:x1="6.051cm" svg:y1="5.401cm" svg:x2="6.051cm" svg:y2="6.201cm" draw:start-shape="id6" draw:start-glue-point="8" draw:end-shape="id7" draw:end-glue-point="4" svg:d="M6051 5401v800" svg:viewBox="0 0 1 801">
          <text:p/>
        </draw:connector>
        <draw:connector draw:style-name="gr9" draw:text-style-name="P5" draw:layer="layout" draw:type="curve" svg:x1="4.901cm" svg:y1="4.101cm" svg:x2="8.701cm" svg:y2="7.601cm" draw:start-shape="id5" draw:start-glue-point="10" draw:end-shape="id8" draw:end-glue-point="10" svg:d="M4901 4101c6453 0 4553 3500 3800 3500" svg:viewBox="0 0 4653 3501">
          <text:p/>
        </draw:connector>
        <draw:custom-shape draw:style-name="gr10" draw:text-style-name="P7" xml:id="id11" draw:id="id11" draw:layer="layout" svg:width="1.3cm" svg:height="0.8cm" svg:x="5.401cm" svg:y="1.20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0" draw:id="id10" draw:layer="layout" svg:width="1.3cm" svg:height="0.8cm" svg:x="5.401cm" svg:y="9.901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6.051cm" svg:y1="9.101cm" svg:x2="6.051cm" svg:y2="9.901cm" draw:start-shape="id9" draw:start-glue-point="8" draw:end-shape="id10" draw:end-glue-point="4" svg:d="M6051 9101v800" svg:viewBox="0 0 1 801">
          <text:p/>
        </draw:connector>
        <draw:connector draw:style-name="gr8" draw:text-style-name="P5" draw:layer="layout" draw:type="curve" svg:x1="6.051cm" svg:y1="2.001cm" svg:x2="6.05cm" svg:y2="2.6cm" draw:start-shape="id11" draw:start-glue-point="8" draw:end-shape="id4" draw:end-glue-point="4" svg:d="M6051 2001c0 450-1 151-1 599" svg:viewBox="0 0 2 600">
          <text:p/>
        </draw:connector>
      </draw:page>
      <draw:page draw:name="page3" draw:style-name="dp1" draw:master-page-name="Výchozí">
        <draw:custom-shape draw:style-name="gr5" draw:text-style-name="P2" xml:id="id13" draw:id="id13" draw:layer="layout" svg:width="1.3cm" svg:height="0.8cm" svg:x="5.401cm" svg:y="2.6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4" draw:id="id14" draw:layer="layout" svg:width="1.3cm" svg:height="0.8cm" svg:x="5.401cm" svg:y="4.0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5" draw:id="id15" draw:layer="layout" svg:width="1.3cm" svg:height="0.8cm" svg:x="5.401cm" svg:y="5.4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6" draw:id="id16" draw:layer="layout" svg:width="1.3cm" svg:height="0.8cm" svg:x="5.401cm" svg:y="6.80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7" draw:id="id17" draw:layer="layout" svg:width="1.3cm" svg:height="0.8cm" svg:x="5.401cm" svg:y="8.401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12" draw:id="id12" draw:layer="layout" svg:width="1.3cm" svg:height="0.8cm" svg:x="5.401cm" svg:y="1.20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8" draw:id="id18" draw:layer="layout" svg:width="1.3cm" svg:height="0.8cm" svg:x="5.401cm" svg:y="10.101cm">
          <text:p text:style-name="P3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9" draw:id="id19" draw:layer="layout" svg:width="1.3cm" svg:height="0.8cm" svg:x="3.201cm" svg:y="3.401cm">
          <text:p text:style-name="P3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0" draw:id="id20" draw:layer="layout" svg:width="1.3cm" svg:height="0.8cm" svg:x="7.701cm" svg:y="5.401cm">
          <text:p text:style-name="P3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6.051cm" svg:y1="2.001cm" svg:x2="6.051cm" svg:y2="2.601cm" draw:start-shape="id12" draw:start-glue-point="8" draw:end-shape="id13" draw:end-glue-point="4" svg:d="M6051 2001v600" svg:viewBox="0 0 1 601">
          <text:p/>
        </draw:connector>
        <draw:connector draw:style-name="gr8" draw:text-style-name="P5" draw:layer="layout" draw:type="curve" svg:x1="6.051cm" svg:y1="3.401cm" svg:x2="6.051cm" svg:y2="4.001cm" draw:start-shape="id13" draw:start-glue-point="8" draw:end-shape="id14" draw:end-glue-point="4" svg:d="M6051 3401v600" svg:viewBox="0 0 1 601">
          <text:p/>
        </draw:connector>
        <draw:connector draw:style-name="gr8" draw:text-style-name="P5" draw:layer="layout" draw:type="curve" svg:x1="6.051cm" svg:y1="4.801cm" svg:x2="6.051cm" svg:y2="5.401cm" draw:start-shape="id14" draw:start-glue-point="8" draw:end-shape="id15" draw:end-glue-point="4" svg:d="M6051 4801v600" svg:viewBox="0 0 1 601">
          <text:p/>
        </draw:connector>
        <draw:connector draw:style-name="gr8" draw:text-style-name="P5" draw:layer="layout" draw:type="curve" svg:x1="6.051cm" svg:y1="6.201cm" svg:x2="6.051cm" svg:y2="6.801cm" draw:start-shape="id15" draw:start-glue-point="8" draw:end-shape="id16" draw:end-glue-point="4" svg:d="M6051 6201v600" svg:viewBox="0 0 1 601">
          <text:p/>
        </draw:connector>
        <draw:connector draw:style-name="gr8" draw:text-style-name="P5" draw:layer="layout" draw:type="curve" svg:x1="6.051cm" svg:y1="7.601cm" svg:x2="6.051cm" svg:y2="8.401cm" draw:start-shape="id16" draw:start-glue-point="8" draw:end-shape="id17" draw:end-glue-point="4" svg:d="M6051 7601v800" svg:viewBox="0 0 1 801">
          <text:p/>
        </draw:connector>
        <draw:connector draw:style-name="gr8" draw:text-style-name="P5" draw:layer="layout" draw:type="curve" svg:x1="6.051cm" svg:y1="9.201cm" svg:x2="6.051cm" svg:y2="10.101cm" draw:start-shape="id17" draw:start-glue-point="8" draw:end-shape="id18" draw:end-glue-point="4" svg:d="M6051 9201v900" svg:viewBox="0 0 1 901">
          <text:p/>
        </draw:connector>
        <draw:connector draw:style-name="gr7" draw:text-style-name="P5" draw:layer="layout" draw:type="curve" svg:x1="5.401cm" svg:y1="5.801cm" svg:x2="3.851cm" svg:y2="4.201cm" draw:start-shape="id15" draw:start-glue-point="6" draw:end-shape="id19" draw:end-glue-point="8" svg:d="M5401 5801c-1034 0-1550-533-1550-1600" svg:viewBox="0 0 1551 1601">
          <text:p/>
        </draw:connector>
        <draw:connector draw:style-name="gr7" draw:text-style-name="P5" draw:layer="layout" draw:type="curve" svg:x1="3.851cm" svg:y1="3.401cm" svg:x2="5.401cm" svg:y2="3.001cm" draw:start-shape="id19" draw:start-glue-point="4" draw:end-shape="id13" draw:end-glue-point="6" svg:d="M3851 3401c0-267 516-400 1550-400" svg:viewBox="0 0 1551 401">
          <text:p/>
        </draw:connector>
        <draw:connector draw:style-name="gr7" draw:text-style-name="P5" draw:layer="layout" draw:type="curve" svg:x1="6.701cm" svg:y1="4.401cm" svg:x2="8.351cm" svg:y2="5.401cm" draw:start-shape="id14" draw:start-glue-point="10" draw:end-shape="id20" draw:end-glue-point="4" svg:d="M6701 4401c1100 0 1650 333 1650 1000" svg:viewBox="0 0 1651 1001">
          <text:p/>
        </draw:connector>
        <draw:connector draw:style-name="gr7" draw:text-style-name="P5" draw:layer="layout" draw:type="curve" svg:x1="8.351cm" svg:y1="6.201cm" svg:x2="6.701cm" svg:y2="7.201cm" draw:start-shape="id20" draw:start-glue-point="8" draw:end-shape="id16" draw:end-glue-point="10" svg:d="M8351 6201c0 667-550 1000-1650 1000" svg:viewBox="0 0 1651 1001">
          <text:p/>
        </draw:connector>
        <draw:connector draw:style-name="gr9" draw:text-style-name="P5" draw:layer="layout" draw:type="curve" svg:x1="4.501cm" svg:y1="3.801cm" svg:x2="9.001cm" svg:y2="5.801cm" draw:start-shape="id19" draw:start-glue-point="10" draw:end-shape="id20" draw:end-glue-point="10" svg:d="M4501 3801c7503 0 5253 2000 4500 2000" svg:viewBox="0 0 5409 2001">
          <text:p/>
        </draw:connector>
      </draw:page>
      <draw:page draw:name="page4" draw:style-name="dp1" draw:master-page-name="Výchozí">
        <draw:custom-shape draw:style-name="gr5" draw:text-style-name="P2" xml:id="id22" draw:id="id22" draw:layer="layout" svg:width="1.3cm" svg:height="0.8cm" svg:x="5.355cm" svg:y="2.5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21" draw:id="id21" draw:layer="layout" svg:width="1.3cm" svg:height="0.8cm" svg:x="5.402cm" svg:y="1.10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3" draw:id="id23" draw:layer="layout" svg:width="1.3cm" svg:height="0.8cm" svg:x="5.402cm" svg:y="4.40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4" draw:id="id24" draw:layer="layout" svg:width="1.3cm" svg:height="0.8cm" svg:x="5.402cm" svg:y="6.002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5" draw:id="id25" draw:layer="layout" svg:width="1.3cm" svg:height="0.8cm" svg:x="7.802cm" svg:y="3.402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6.052cm" svg:y1="1.902cm" svg:x2="6.005cm" svg:y2="2.56cm" draw:start-shape="id21" draw:start-glue-point="8" draw:end-shape="id22" draw:end-glue-point="4" svg:d="M6052 1902c0 495-47 166-47 658" svg:viewBox="0 0 48 659">
          <text:p/>
        </draw:connector>
        <draw:connector draw:style-name="gr12" draw:text-style-name="P5" draw:layer="layout" draw:type="curve" svg:x1="6.005cm" svg:y1="3.36cm" svg:x2="6.052cm" svg:y2="4.402cm" draw:start-shape="id22" draw:start-glue-point="8" draw:end-shape="id23" draw:end-glue-point="4" svg:d="M6005 3360c0 783 47 262 47 1042" svg:viewBox="0 0 48 1043">
          <text:p/>
        </draw:connector>
        <draw:connector draw:style-name="gr12" draw:text-style-name="P5" draw:layer="layout" draw:type="curve" svg:x1="6.052cm" svg:y1="5.202cm" svg:x2="6.052cm" svg:y2="6.002cm" draw:start-shape="id23" draw:start-glue-point="8" draw:end-shape="id24" draw:end-glue-point="4" svg:d="M6052 5202v800" svg:viewBox="0 0 1 801">
          <text:p/>
        </draw:connector>
        <draw:connector draw:style-name="gr13" draw:text-style-name="P5" draw:layer="layout" draw:type="curve" svg:x1="6.655cm" svg:y1="2.96cm" svg:x2="8.452cm" svg:y2="3.402cm" draw:start-shape="id22" draw:start-glue-point="10" draw:end-shape="id25" draw:end-glue-point="4" svg:d="M6655 2960c861 0 717-29 951-106s846-203 846 548" svg:viewBox="0 0 1798 608">
          <text:p/>
        </draw:connector>
        <draw:connector draw:style-name="gr13" draw:text-style-name="P5" draw:layer="layout" draw:type="curve" svg:x1="8.452cm" svg:y1="4.202cm" svg:x2="6.702cm" svg:y2="4.802cm" draw:start-shape="id25" draw:start-glue-point="8" draw:end-shape="id23" draw:end-glue-point="10" svg:d="M8452 4202c0 400-583 600-1750 600" svg:viewBox="0 0 1751 601">
          <text:p/>
        </draw:connector>
        <draw:custom-shape draw:style-name="gr5" draw:text-style-name="P2" xml:id="id27" draw:id="id27" draw:layer="layout" svg:width="1.3cm" svg:height="0.8cm" svg:x="10.556cm" svg:y="2.56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26" draw:id="id26" draw:layer="layout" svg:width="1.3cm" svg:height="0.8cm" svg:x="10.603cm" svg:y="1.103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8" draw:id="id28" draw:layer="layout" svg:width="1.3cm" svg:height="0.8cm" svg:x="10.603cm" svg:y="4.40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9" draw:id="id29" draw:layer="layout" svg:width="1.3cm" svg:height="0.8cm" svg:x="10.603cm" svg:y="6.003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1.253cm" svg:y1="1.903cm" svg:x2="11.206cm" svg:y2="2.561cm" draw:start-shape="id26" draw:start-glue-point="8" draw:end-shape="id27" draw:end-glue-point="4" svg:d="M11253 1903c0 495-47 166-47 658" svg:viewBox="0 0 48 659">
          <text:p/>
        </draw:connector>
        <draw:connector draw:style-name="gr14" draw:text-style-name="P5" draw:layer="layout" draw:type="curve" svg:x1="11.206cm" svg:y1="3.361cm" svg:x2="11.253cm" svg:y2="4.403cm" draw:start-shape="id27" draw:start-glue-point="8" draw:end-shape="id28" draw:end-glue-point="4" svg:d="M11206 3361c0 783 47 262 47 1042" svg:viewBox="0 0 48 1043">
          <text:p/>
        </draw:connector>
        <draw:connector draw:style-name="gr12" draw:text-style-name="P5" draw:layer="layout" draw:type="curve" svg:x1="11.253cm" svg:y1="5.203cm" svg:x2="11.253cm" svg:y2="6.003cm" draw:start-shape="id28" draw:start-glue-point="8" draw:end-shape="id29" draw:end-glue-point="4" svg:d="M11253 5203v800" svg:viewBox="0 0 1 801">
          <text:p/>
        </draw:connector>
      </draw:page>
      <draw:page draw:name="page5" draw:style-name="dp1" draw:master-page-name="Výchozí">
        <draw:custom-shape draw:style-name="gr6" draw:text-style-name="P6" xml:id="id33" draw:id="id33" draw:layer="layout" svg:width="1.3cm" svg:height="0.8cm" svg:x="5.503cm" svg:y="4.203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3cm" svg:height="0.8cm" svg:x="7.803cm" svg:y="4.203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0" draw:id="id30" draw:layer="layout" svg:width="1.3cm" svg:height="0.8cm" svg:x="9.503cm" svg:y="2.303cm">
          <text:p text:style-name="P3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5" draw:id="id35" draw:layer="layout" svg:width="1.3cm" svg:height="0.8cm" svg:x="3.103cm" svg:y="2.303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2" draw:id="id32" draw:layer="layout" svg:width="1.3cm" svg:height="0.8cm" svg:x="9.203cm" svg:y="6.103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4" draw:id="id34" draw:layer="layout" svg:width="1.3cm" svg:height="0.8cm" svg:x="1.403cm" svg:y="5.903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0.153cm" svg:y1="3.103cm" svg:x2="8.453cm" svg:y2="4.203cm" draw:start-shape="id30" draw:start-glue-point="8" draw:end-shape="id31" draw:end-glue-point="4" svg:d="M10153 3103c0 826-1700 277-1700 1100" svg:viewBox="0 0 1701 1101">
          <text:p/>
        </draw:connector>
        <draw:connector draw:style-name="gr7" draw:text-style-name="P5" draw:layer="layout" draw:type="curve" svg:x1="9.853cm" svg:y1="6.103cm" svg:x2="8.453cm" svg:y2="5.003cm" draw:start-shape="id32" draw:start-glue-point="4" draw:end-shape="id31" draw:end-glue-point="8" svg:d="M9853 6103c0-823-1400-274-1400-1100" svg:viewBox="0 0 1401 1101">
          <text:p/>
        </draw:connector>
        <draw:connector draw:style-name="gr7" draw:text-style-name="P5" draw:layer="layout" draw:type="curve" svg:x1="7.803cm" svg:y1="4.603cm" svg:x2="6.803cm" svg:y2="4.603cm" draw:start-shape="id31" draw:start-glue-point="6" draw:end-shape="id33" draw:end-glue-point="10" svg:d="M7803 4603h-1000" svg:viewBox="0 0 1001 1">
          <text:p/>
        </draw:connector>
        <draw:connector draw:style-name="gr7" draw:text-style-name="P5" draw:layer="layout" draw:type="curve" svg:x1="6.153cm" svg:y1="5.003cm" svg:x2="2.703cm" svg:y2="6.303cm" draw:start-shape="id33" draw:start-glue-point="8" draw:end-shape="id34" draw:end-glue-point="10" svg:d="M6153 5003c0 867-1150 1300-3450 1300" svg:viewBox="0 0 3451 1301">
          <text:p/>
        </draw:connector>
        <draw:connector draw:style-name="gr7" draw:text-style-name="P5" draw:layer="layout" draw:type="curve" svg:x1="6.153cm" svg:y1="4.203cm" svg:x2="4.403cm" svg:y2="2.703cm" draw:start-shape="id33" draw:start-glue-point="4" draw:end-shape="id35" draw:end-glue-point="10" svg:d="M6153 4203c0-1000-583-1500-1750-1500" svg:viewBox="0 0 1751 1501">
          <text:p/>
        </draw:connector>
        <draw:connector draw:style-name="gr9" draw:text-style-name="P5" draw:layer="layout" draw:type="curve" svg:x1="9.203cm" svg:y1="6.503cm" svg:x2="2.703cm" svg:y2="6.303cm" draw:start-shape="id32" draw:start-glue-point="6" draw:end-shape="id34" draw:end-glue-point="10" svg:d="M9203 6503c-4873 0-1624-200-6500-200" svg:viewBox="0 0 6501 201">
          <text:p/>
        </draw:connector>
        <draw:connector draw:style-name="gr9" draw:text-style-name="P5" draw:layer="layout" draw:type="curve" svg:x1="9.693cm" svg:y1="2.42cm" svg:x2="4.403cm" svg:y2="2.703cm" draw:start-shape="id30" draw:start-glue-point="5" draw:end-shape="id35" draw:end-glue-point="10" svg:d="M9693 2420c0-927-1370-772-1736-470s272 753-3554 753" svg:viewBox="0 0 5291 988">
          <text:p/>
        </draw:connector>
        <draw:connector draw:style-name="gr7" draw:text-style-name="P5" draw:layer="layout" draw:type="curve" svg:x1="3.103cm" svg:y1="2.703cm" svg:x2="10.313cm" svg:y2="6.786cm" draw:start-shape="id35" draw:start-glue-point="6" draw:end-shape="id32" draw:end-glue-point="9" svg:d="M3103 2703c-751 0-626 2351 1364 3604s5846 1407 5846 479" svg:viewBox="0 0 7635 46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09:39:15.998000000</meta:creation-date>
    <meta:generator>LibreOffice/5.0.2.2$Windows_x86 LibreOffice_project/37b43f919e4de5eeaca9b9755ed688758a8251fe</meta:generator>
    <dc:date>2016-04-08T13:16:37.738000000</dc:date>
    <meta:editing-duration>PT3H37M</meta:editing-duration>
    <meta:editing-cycles>44</meta:editing-cycles>
    <meta:document-statistic meta:object-count="74"/>
  </office:meta>
</office:document-meta>
</file>